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100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eta.xml" manifest:media-type="text/xml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ld" style:font-family-generic="modern" style:font-pitch="fixed"/>
    <style:font-face style:name="Droid Sans Fallback" svg:font-family="'Droid Sans Fallb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pitch="variable"/>
    <style:font-face style:name="Noto Sans CJK TC2" svg:font-family="'Noto Sans CJK TC'" style:font-family-generic="decorative" style:font-pitch="variable"/>
    <style:font-face style:name="Noto Serif CJK HK SemiBold" svg:font-family="'Noto Serif CJK HK SemiBold'" style:font-family-generic="roman" style:font-pitch="variable"/>
    <style:font-face style:name="Noto Serif CJK TC" svg:font-family="'Noto Serif CJK TC'" style:font-pitch="variable"/>
    <style:font-face style:name="Noto Serif CJK TC1" svg:font-family="'Noto Serif CJK TC'" style:font-family-generic="system" style:font-pitch="variable"/>
    <style:font-face style:name="Noto Serif CJK TC2" svg:font-family="'Noto Serif CJK TC'" style:font-family-generic="decorative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新細明體" svg:font-family="新細明體"/>
    <style:font-face style:name="新細明體1" svg:font-family="新細明體" style:font-pitch="variable"/>
    <style:font-face style:name="標楷體" svg:font-family="標楷體"/>
    <style:font-face style:name="標楷體1" svg:font-family="標楷體" style:font-family-generic="decorative" style:font-pitch="variable"/>
    <style:font-face style:name="標楷體2" svg:font-family="標楷體" style:font-family-generic="decorative" style:font-pitch="fixed"/>
    <style:font-face style:name="標楷體3" svg:font-family="標楷體" style:font-pitch="variable"/>
    <style:font-face style:name="標楷體4" svg:font-family="標楷體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39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無填入也無線條的物件">
      <style:graphic-properties draw:textarea-horizontal-align="center" draw:textarea-vertical-align="middle" draw:fit-to-contour="true" fo:min-height="12.572cm" draw:visible-area-left="0cm" draw:visible-area-top="0cm" draw:visible-area-width="5cm" draw:visible-area-height="5cm" draw:ole-draw-aspect="1"/>
      <style:paragraph-properties style:writing-mode="lr-tb"/>
    </style:style>
    <style:style style:name="pr1" style:family="presentation" style:parent-style-name="標題及物件-title">
      <style:graphic-properties draw:stroke="none" svg:stroke-width="0.026cm" draw:stroke-linejoin="miter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標題及物件-notes">
      <style:graphic-properties draw:fill-color="#ffffff" fo:min-height="13.364cm"/>
      <style:paragraph-properties style:writing-mode="lr-tb"/>
    </style:style>
    <style:style style:name="pr3" style:family="presentation" style:parent-style-name="標題及物件_5f_-title">
      <style:graphic-properties fo:min-height="3.174cm"/>
      <style:paragraph-properties style:writing-mode="lr-tb"/>
    </style:style>
    <style:style style:name="pr4" style:family="presentation" style:parent-style-name="標題及物件_5f_-notes">
      <style:graphic-properties draw:fill-color="#ffffff" fo:min-height="13.364cm"/>
      <style:paragraph-properties style:writing-mode="lr-tb"/>
    </style:style>
    <style:style style:name="pr5" style:family="presentation" style:parent-style-name="標題及物件-title">
      <style:graphic-properties fo:min-height="3.174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text-properties style:font-name="Droid Sans Fallback" fo:font-size="28pt" style:font-name-asian="Droid Sans Fallback" style:font-size-asian="28pt" style:font-size-complex="28pt" fo:hyphenate="false" loext:hyphenation-no-caps="false" loext:hyphenation-no-last-word="false"/>
    </style:style>
    <style:style style:name="P6" style:family="paragraph">
      <loext:graphic-properties draw:fill="none" draw:fill-color="#ffffff"/>
      <style:paragraph-properties style:writing-mode="lr-tb"/>
      <style:text-properties style:font-name="Droid Sans Fallback" fo:font-size="28pt" style:font-name-asian="Droid Sans Fallback" style:font-size-asian="28pt" style:font-size-complex="28pt" fo:hyphenate="false" loext:hyphenation-no-caps="false" loext:hyphenation-no-last-word="false"/>
    </style:style>
    <style:style style:name="P7" style:family="paragraph">
      <style:text-properties style:font-name="Noto Serif CJK HK SemiBold" fo:font-size="28pt" style:font-size-asian="28pt" style:font-size-complex="28pt"/>
    </style:style>
    <style:style style:name="P8" style:family="paragraph">
      <loext:graphic-properties draw:fill="none" draw:fill-color="#ffffff"/>
      <style:text-properties style:font-name="Noto Serif CJK HK SemiBold" fo:font-size="28pt" style:font-size-asian="28pt" style:font-size-complex="28pt"/>
    </style:style>
    <style:style style:name="P9" style:family="paragraph">
      <style:text-properties fo:hyphenate="false" loext:hyphenation-no-caps="false" loext:hyphenation-no-last-word="false"/>
    </style:style>
    <style:style style:name="P10" style:family="paragraph">
      <loext:graphic-properties draw:fill="none" draw:fill-color="#ffffff"/>
    </style:style>
    <style:style style:name="T1" style:family="text">
      <style:text-properties fo:font-variant="normal" fo:text-transform="none" fo:color="#3333cc" loext:opacity="100%" loext:theme-color="accent2" style:text-outline="false" style:text-line-through-style="none" style:text-line-through-type="none" style:text-position="0% 100%" style:font-name="Times New Roman" fo:font-size="48pt" fo:letter-spacing="normal" fo:language="en" fo:country="US" fo:font-style="normal" style:text-underline-style="none" fo:font-weight="bold" fo:background-color="transparent" style:font-name-asian="標楷體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style:font-name="Droid Sans Fallback" fo:font-size="28pt" style:font-name-asian="Droid Sans Fallback" style:font-size-asian="28pt" style:font-size-complex="28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M9051A OTP Programmer " draw:style-name="dp1" draw:master-page-name="標題及物件" presentation:presentation-page-layout-name="AL1T11">
        <draw:frame draw:name="標題 1" presentation:style-name="pr1" draw:text-style-name="P2" draw:layer="layout" svg:width="23.194cm" svg:height="3.174cm" svg:x="5.814cm" svg:y="8.989cm" presentation:class="title" presentation:user-transformed="true">
          <draw:text-box>
            <text:p text:style-name="P1"><text:span text:style-name="T1">2024 </text:span><text:span text:style-name="T1">教育訓練：</text:span><text:span text:style-name="T1"><text:line-break/></text:span><text:span text:style-name="T1">用</text:span><text:span text:style-name="T1">Qt </text:span><text:span text:style-name="T1">開發 </text:span><text:span text:style-name="T1">Programm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題及物件_5f_" presentation:presentation-page-layout-name="AL1T11">
        <draw:frame presentation:style-name="pr3" draw:text-style-name="P4" draw:layer="layout" svg:width="23.194cm" svg:height="3.174cm" svg:x="8.692cm" svg:y="0.212cm" presentation:class="title" presentation:user-transformed="true">
          <draw:text-box>
            <text:p text:style-name="P1"><text:span text:style-name="T1">Agenda</text:span></text:p>
          </draw:text-box>
        </draw:frame>
        <draw:frame draw:style-name="gr2" draw:text-style-name="P6" draw:layer="layout" svg:width="27cm" svg:height="7.641cm" svg:x="4cm" svg:y="5cm">
          <draw:text-box>
            <text:list text:style-name="L1">
              <text:list-item>
                <text:p text:style-name="P5"><text:span text:style-name="T2">Qt </text:span><text:span text:style-name="T2">程式設計簡介</text:span></text:p>
              </text:list-item>
              <text:list-item>
                <text:p text:style-name="P5"><text:span text:style-name="T2">Qt </text:span><text:span text:style-name="T2">程式特色：</text:span><text:span text:style-name="T2">Signal &amp; Slot</text:span></text:p>
              </text:list-item>
              <text:list-item>
                <text:p text:style-name="P5"><text:span text:style-name="T2">Production Mode</text:span><text:span text:style-name="T2">規格</text:span></text:p>
              </text:list-item>
              <text:list-item>
                <text:p text:style-name="P5"><text:span text:style-name="T2">Production Mode</text:span><text:span text:style-name="T2">邏輯</text:span></text:p>
              </text:list-item>
              <text:list-item>
                <text:p text:style-name="P5"><text:span text:style-name="T2">Engineer Mod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題及物件" presentation:presentation-page-layout-name="AL1T11">
        <draw:frame presentation:style-name="pr5" draw:text-style-name="P4" draw:layer="layout" svg:width="23.194cm" svg:height="3.174cm" svg:x="8.692cm" svg:y="0.212cm" presentation:class="title" presentation:user-transformed="true">
          <draw:text-box>
            <text:p text:style-name="P1"><text:span text:style-name="T1">Qt </text:span><text:span text:style-name="T1">程式設計簡介</text:span><text:span text:style-name="T1">-1/</text:span></text:p>
          </draw:text-box>
        </draw:frame>
        <draw:frame draw:style-name="gr3" draw:text-style-name="P8" draw:layer="layout" svg:width="27.5cm" svg:height="4.532cm" svg:x="3.5cm" svg:y="5cm">
          <draw:text-box>
            <text:p text:style-name="P7"><text:span text:style-name="T3">Qt </text:span><text:span text:style-name="T3">是一個跨平台的 </text:span><text:span text:style-name="T3">C++ </text:span><text:span text:style-name="T3">應用程式框架，廣泛用於開發圖形使用者界面（</text:span><text:span text:style-name="T3">GUI</text:span><text:span text:style-name="T3">）以及非 </text:span><text:span text:style-name="T3">GUI </text:span><text:span text:style-name="T3">程式。由於其強大的功能和靈活的特性，</text:span><text:span text:style-name="T3">Qt </text:span><text:span text:style-name="T3">成為許多開發者的首選工具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題及物件_5f_" presentation:presentation-page-layout-name="AL1T11">
        <draw:frame presentation:style-name="pr3" draw:text-style-name="P4" draw:layer="layout" svg:width="23.194cm" svg:height="3.174cm" svg:x="8.692cm" svg:y="0.212cm" presentation:class="title" presentation:user-transformed="true">
          <draw:text-box>
            <text:p text:style-name="P1"><text:span text:style-name="T1">Qt </text:span><text:span text:style-name="T1">程式設計簡介</text:span><text:span text:style-name="T1">-2/</text:span></text:p>
          </draw:text-box>
        </draw:frame>
        <draw:frame draw:style-name="gr4" draw:text-style-name="P10" draw:layer="layout" svg:width="23.5cm" svg:height="12.706cm" svg:x="3.5cm" svg:y="5cm">
          <draw:text-box>
            <text:list text:style-name="L1">
              <text:list-header>
                <text:p text:style-name="P9"><text:span text:style-name="T3">主要特性</text:span></text:p>
              </text:list-header>
            </text:list>
            <text:p>跨平台支援：</text:p>
            <text:p>Qt 支援多種操作系統，包括 Windows、macOS、Linux、iOS 和 Android。這意味著使用 Qt 開發的應用程式可以在多種平台上運行，而無需進行大量修改。</text:p>
            <text:p/>
            <text:p>模組化結構：</text:p>
            <text:p>Qt 包含多個模組，如 QtCore、QtGui、QtWidgets 等，每個模組都提供特定的功能。這種模組化設計使得開發者可以根據需要選擇和使用不同的模組。</text:p>
            <text:p/>
            <text:p>強大的 GUI 開發能力：</text:p>
            <text:p>Qt 提供豐富的控件和布局管理，開發者可以輕鬆設計和構建複雜的圖形界面。Qt Designer 是一個可視化設計工具，可以幫助開發者更直觀地設計 UI。</text:p>
            <text:p/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題及物件_5f_" presentation:presentation-page-layout-name="AL1T11">
        <draw:frame presentation:style-name="pr3" draw:text-style-name="P4" draw:layer="layout" svg:width="23.194cm" svg:height="3.174cm" svg:x="8.692cm" svg:y="0.212cm" presentation:class="title" presentation:user-transformed="true">
          <draw:text-box>
            <text:p text:style-name="P1"><text:span text:style-name="T1">Qt </text:span><text:span text:style-name="T1">程式設計簡介</text:span><text:span text:style-name="T1">-3/</text:span></text:p>
          </draw:text-box>
        </draw:frame>
        <draw:frame draw:style-name="gr4" draw:text-style-name="P10" draw:layer="layout" svg:width="23.5cm" svg:height="38.35cm" svg:x="3.5cm" svg:y="5cm">
          <draw:text-box>
            <text:p>Qt 是一個跨平台的 C++ 應用程式框架，廣泛用於開發圖形使用者界面（GUI）以及非 GUI 程式。由於其強大的功能和靈活的特性，Qt 成為許多開發者的首選工具。</text:p>
            <text:p/>
            <text:p>主要特性</text:p>
            <text:p>跨平台支援：</text:p>
            <text:p>Qt 支援多種操作系統，包括 Windows、macOS、Linux、iOS 和 Android。這意味著使用 Qt 開發的應用程式可以在多種平台上運行，而無需進行大量修改。</text:p>
            <text:p/>
            <text:p>模組化結構：</text:p>
            <text:p>Qt 包含多個模組，如 QtCore、QtGui、QtWidgets 等，每個模組都提供特定的功能。這種模組化設計使得開發者可以根據需要選擇和使用不同的模組。</text:p>
            <text:p/>
            <text:p>強大的 GUI 開發能力：</text:p>
            <text:p>Qt 提供豐富的控件和布局管理，開發者可以輕鬆設計和構建複雜的圖形界面。Qt Designer 是一個可視化設計工具，可以幫助開發者更直觀地設計 UI。</text:p>
            <text:p/>
            <text:p>信號與槽機制：</text:p>
            <text:p>信號與槽（Signal and Slot）是 Qt 的核心特性之一，用於對象之間的通信。這種機制使得事件處理更加靈活和簡單。</text:p>
            <text:p/>
            <text:p>國際化與本地化：</text:p>
            <text:p>Qt 支援應用程式的國際化和本地化，開發者可以輕鬆地將應用程式翻譯成多種語言，並根據不同地區進行本地化設定。</text:p>
            <text:p/>
            <text:p>豐富的文檔與社區：</text:p>
            <text:p>Qt 提供詳細的開發文檔和示例程式，並且擁有活躍的開發者社區。這些資源可以幫助開發者快速入門並解決開發中的問題。</text:p>
            <text:p/>
            <text:p>常見應用場景</text:p>
            <text:p>桌面應用：如文本編輯器、媒體播放器等。</text:p>
            <text:p>嵌入式系統：如工業控制、車載系統等。</text:p>
            <text:p>移動應用：支援 iOS 和 Android 平台的應用程式開發。</text:p>
            <text:p>遊戲開發：Qt 的圖形能力也可用於遊戲開發。</text:p>
            <text:p>簡單範例</text:p>
            <text:p>以下是一個使用 Qt 開發的簡單 Hello World 範例：</text:p>
            <text:p/>
            <text:p>cpp</text:p>
            <text:p>複製程式碼</text:p>
            <text:p>#include &lt;QApplication&gt;</text:p>
            <text:p>#include &lt;QLabel&gt;</text:p>
            <text:p/>
            <text:p>int main(int argc, char *argv[])</text:p>
            <text:p>{</text:p>
            <text:p><text:s text:c="4"/>QApplication app(argc, argv);</text:p>
            <text:p><text:s text:c="4"/>QLabel label("Hello, Qt!");</text:p>
            <text:p><text:s text:c="4"/>label.show();</text:p>
            <text:p><text:s text:c="4"/>return app.exec();</text:p>
            <text:p>}</text:p>
            <text:p>這個範例展示了如何使用 Qt 創建一個簡單的應用程式，並顯示一個包含文字 "Hello, Qt!" 的標籤。</text:p>
            <text:p/>
            <text:p>總結</text:p>
            <text:p>Qt 是一個功能強大且靈活的框架，適用於各種應用程式的開發。它的跨平台能力、豐富的控件庫和強大的信號與槽機制，使得 Qt 成為開發者的理想選擇。如果你正在尋找一個可靠且高效的開發工具，Qt 無疑是一個值得考慮的選擇。</text:p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題及物件" presentation:presentation-page-layout-name="AL1T11">
        <draw:frame presentation:style-name="pr5" draw:text-style-name="P4" draw:layer="layout" svg:width="23.194cm" svg:height="3.174cm" svg:x="8.692cm" svg:y="0.212cm" presentation:class="title">
          <draw:text-box>
            <text:p text:style-name="P1"><text:span text:style-name="T1">Qt </text:span><text:span text:style-name="T1">程式特色：</text:span><text:span text:style-name="T1">Signal &amp; Slot</text:span></text:p>
          </draw:text-box>
        </draw:frame>
        <draw:frame draw:style-name="gr5" draw:layer="layout" svg:width="30.475cm" svg:height="12.571cm" svg:x="1.693cm" svg:y="4.445cm" presentation:class="object" presentation:placeholder="true"/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題及物件" presentation:presentation-page-layout-name="AL1T11">
        <draw:frame presentation:style-name="pr5" draw:text-style-name="P4" draw:layer="layout" svg:width="23.194cm" svg:height="3.174cm" svg:x="8.692cm" svg:y="0.212cm" presentation:class="title" presentation:user-transformed="true">
          <draw:text-box>
            <text:p text:style-name="P1"><text:span text:style-name="T1">Production Mode</text:span><text:span text:style-name="T1">規格</text:span></text:p>
          </draw:text-box>
        </draw:frame>
        <draw:frame draw:style-name="gr5" draw:layer="layout" svg:width="30.475cm" svg:height="12.571cm" svg:x="1.693cm" svg:y="4.445cm" presentation:class="object" presentation:placeholder="tru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題及物件" presentation:presentation-page-layout-name="AL1T11">
        <draw:frame presentation:style-name="pr5" draw:text-style-name="P4" draw:layer="layout" svg:width="23.194cm" svg:height="3.174cm" svg:x="8.692cm" svg:y="0.212cm" presentation:class="title" presentation:user-transformed="true">
          <draw:text-box>
            <text:p text:style-name="P1"><text:span text:style-name="T1">Production Mode</text:span><text:span text:style-name="T1">邏輯</text:span></text:p>
          </draw:text-box>
        </draw:frame>
        <draw:frame draw:style-name="gr5" draw:layer="layout" svg:width="30.475cm" svg:height="12.571cm" svg:x="1.693cm" svg:y="4.445cm" presentation:class="object" presentation:placeholder="true"/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題及物件" presentation:presentation-page-layout-name="AL1T11">
        <draw:frame presentation:style-name="pr5" draw:text-style-name="P4" draw:layer="layout" svg:width="23.194cm" svg:height="3.174cm" svg:x="8.692cm" svg:y="0.212cm" presentation:class="title" presentation:user-transformed="true">
          <draw:text-box>
            <text:p text:style-name="P1"><text:span text:style-name="T1">Engineer Mode</text:span></text:p>
          </draw:text-box>
        </draw:frame>
        <draw:frame draw:style-name="gr5" draw:layer="layout" svg:width="30.475cm" svg:height="12.571cm" svg:x="1.693cm" svg:y="4.445cm" presentation:class="object" presentation:placeholder="true"/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ld" style:font-family-generic="modern" style:font-pitch="fixed"/>
    <style:font-face style:name="Droid Sans Fallback" svg:font-family="'Droid Sans Fallb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pitch="variable"/>
    <style:font-face style:name="Noto Sans CJK TC2" svg:font-family="'Noto Sans CJK TC'" style:font-family-generic="decorative" style:font-pitch="variable"/>
    <style:font-face style:name="Noto Serif CJK HK SemiBold" svg:font-family="'Noto Serif CJK HK SemiBold'" style:font-family-generic="roman" style:font-pitch="variable"/>
    <style:font-face style:name="Noto Serif CJK TC" svg:font-family="'Noto Serif CJK TC'" style:font-pitch="variable"/>
    <style:font-face style:name="Noto Serif CJK TC1" svg:font-family="'Noto Serif CJK TC'" style:font-family-generic="system" style:font-pitch="variable"/>
    <style:font-face style:name="Noto Serif CJK TC2" svg:font-family="'Noto Serif CJK TC'" style:font-family-generic="decorative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新細明體" svg:font-family="新細明體"/>
    <style:font-face style:name="新細明體1" svg:font-family="新細明體" style:font-pitch="variable"/>
    <style:font-face style:name="標楷體" svg:font-family="標楷體"/>
    <style:font-face style:name="標楷體1" svg:font-family="標楷體" style:font-family-generic="decorative" style:font-pitch="variable"/>
    <style:font-face style:name="標楷體2" svg:font-family="標楷體" style:font-family-generic="decorative" style:font-pitch="fixed"/>
    <style:font-face style:name="標楷體3" svg:font-family="標楷體" style:font-pitch="variable"/>
    <style:font-face style:name="標楷體4" svg:font-family="標楷體" style:font-pitch="fixed"/>
  </office:font-face-decls>
  <office:styles>
    <draw:gradient draw:name="Gradient_20_1" draw:display-name="Gradient 1" draw:style="linear" draw:start-color="#ffffff" draw:end-color="#ccecff" draw:start-intensity="100%" draw:end-intensity="100%" draw:angle="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Noto Serif CJK TC1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題及物件-background" style:family="presentation">
      <style:graphic-properties draw:stroke="none" draw:fill="solid" draw:fill-color="#ffffff"/>
      <style:text-properties style:letter-kerning="true"/>
    </style:style>
    <style:style style:name="標題及物件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題及物件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題及物件-outline1" style:family="presentation">
      <style:graphic-properties draw:stroke="none" draw:fill="none" draw:auto-grow-height="false" draw:fit-to-size="false" style:shrink-to-fit="true">
        <text:list-style style:name="標題及物件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fo:font-size="32pt" fo:letter-spacing="normal" fo:font-style="normal" fo:text-shadow="none" style:text-underline-style="none" fo:font-weight="normal" style:letter-kerning="true" fo:background-color="transparent" style:font-name-asian="新細明體" style:font-family-asian="新細明體" style:font-size-asian="32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題及物件-outline2" style:family="presentation" style:parent-style-name="標題及物件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fo:background-color="transparent" style:font-name-asian="新細明體" style:font-family-asian="新細明體" style:font-size-asian="24pt" style:font-style-asian="normal" style:font-weight-asian="normal" style:font-size-complex="24pt" style:font-style-complex="normal" style:font-weight-complex="normal"/>
    </style:style>
    <style:style style:name="標題及物件-outline3" style:family="presentation" style:parent-style-name="標題及物件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fo:background-color="transparent" style:font-name-asian="新細明體" style:font-family-asian="新細明體" style:font-size-asian="20pt" style:font-style-asian="normal" style:font-weight-asian="normal" style:font-size-complex="20pt" style:font-style-complex="normal" style:font-weight-complex="normal"/>
    </style:style>
    <style:style style:name="標題及物件-outline4" style:family="presentation" style:parent-style-name="標題及物件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fo:background-color="transparent" style:font-name-asian="新細明體" style:font-family-asian="新細明體" style:font-size-asian="20pt" style:font-style-asian="normal" style:font-weight-asian="normal" style:font-size-complex="20pt" style:font-style-complex="normal" style:font-weight-complex="normal"/>
    </style:style>
    <style:style style:name="標題及物件-outline5" style:family="presentation" style:parent-style-name="標題及物件-outline4">
      <style:paragraph-properties fo:margin-top="0.1cm" fo:margin-bottom="0cm"/>
      <style:text-properties fo:font-size="20pt" style:font-size-asian="20pt" style:font-size-complex="20pt"/>
    </style:style>
    <style:style style:name="標題及物件-outline6" style:family="presentation" style:parent-style-name="標題及物件-outline5">
      <style:paragraph-properties fo:margin-top="0.1cm" fo:margin-bottom="0cm"/>
      <style:text-properties fo:font-size="20pt" style:font-size-asian="20pt" style:font-size-complex="20pt"/>
    </style:style>
    <style:style style:name="標題及物件-outline7" style:family="presentation" style:parent-style-name="標題及物件-outline6">
      <style:paragraph-properties fo:margin-top="0.1cm" fo:margin-bottom="0cm"/>
      <style:text-properties fo:font-size="20pt" style:font-size-asian="20pt" style:font-size-complex="20pt"/>
    </style:style>
    <style:style style:name="標題及物件-outline8" style:family="presentation" style:parent-style-name="標題及物件-outline7">
      <style:paragraph-properties fo:margin-top="0.1cm" fo:margin-bottom="0cm"/>
      <style:text-properties fo:font-size="20pt" style:font-size-asian="20pt" style:font-size-complex="20pt"/>
    </style:style>
    <style:style style:name="標題及物件-outline9" style:family="presentation" style:parent-style-name="標題及物件-outline8">
      <style:paragraph-properties fo:margin-top="0.1cm" fo:margin-bottom="0cm"/>
      <style:text-properties fo:font-size="20pt" style:font-size-asian="20pt" style:font-size-complex="20pt"/>
    </style:style>
    <style:style style:name="標題及物件-subtitle" style:family="presentation">
      <style:graphic-properties draw:stroke="none" draw:fill="none" draw:textarea-vertical-align="middle">
        <text:list-style style:name="標題及物件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題及物件-title" style:family="presentation">
      <style:graphic-properties draw:stroke="none" draw:fill="none" draw:textarea-vertical-align="middle">
        <text:list-style style:name="標題及物件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8pt" fo:letter-spacing="normal" fo:font-style="normal" fo:text-shadow="none" style:text-underline-style="none" fo:font-weight="normal" style:letter-kerning="true" fo:background-color="transparent" style:font-name-asian="標楷體2" style:font-family-asian="標楷體" style:font-family-generic-asian="decorative" style:font-pitch-asian="fixed" style:font-size-asian="2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標題及物件_5f_-background" style:display-name="標題及物件_-background" style:family="presentation">
      <style:graphic-properties draw:stroke="none" draw:fill="solid" draw:fill-color="#ffffff"/>
      <style:text-properties style:letter-kerning="true"/>
    </style:style>
    <style:style style:name="標題及物件_5f_-backgroundobjects" style:display-name="標題及物件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題及物件_5f_-notes" style:display-name="標題及物件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題及物件_5f_-outline1" style:display-name="標題及物件_-outline1" style:family="presentation">
      <style:graphic-properties draw:stroke="none" draw:fill="none" draw:auto-grow-height="false" draw:fit-to-size="false" style:shrink-to-fit="true">
        <text:list-style style:name="標題及物件_5f_-outline1" style:display-name="標題及物件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fo:font-size="32pt" fo:letter-spacing="normal" fo:font-style="normal" fo:text-shadow="none" style:text-underline-style="none" fo:font-weight="normal" style:letter-kerning="true" fo:background-color="transparent" style:font-name-asian="新細明體" style:font-family-asian="新細明體" style:font-size-asian="32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題及物件_5f_-outline2" style:display-name="標題及物件_-outline2" style:family="presentation" style:parent-style-name="標題及物件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fo:background-color="transparent" style:font-name-asian="新細明體" style:font-family-asian="新細明體" style:font-size-asian="24pt" style:font-style-asian="normal" style:font-weight-asian="normal" style:font-size-complex="24pt" style:font-style-complex="normal" style:font-weight-complex="normal"/>
    </style:style>
    <style:style style:name="標題及物件_5f_-outline3" style:display-name="標題及物件_-outline3" style:family="presentation" style:parent-style-name="標題及物件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fo:background-color="transparent" style:font-name-asian="新細明體" style:font-family-asian="新細明體" style:font-size-asian="20pt" style:font-style-asian="normal" style:font-weight-asian="normal" style:font-size-complex="20pt" style:font-style-complex="normal" style:font-weight-complex="normal"/>
    </style:style>
    <style:style style:name="標題及物件_5f_-outline4" style:display-name="標題及物件_-outline4" style:family="presentation" style:parent-style-name="標題及物件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fo:background-color="transparent" style:font-name-asian="新細明體" style:font-family-asian="新細明體" style:font-size-asian="20pt" style:font-style-asian="normal" style:font-weight-asian="normal" style:font-size-complex="20pt" style:font-style-complex="normal" style:font-weight-complex="normal"/>
    </style:style>
    <style:style style:name="標題及物件_5f_-outline5" style:display-name="標題及物件_-outline5" style:family="presentation" style:parent-style-name="標題及物件_5f_-outline4">
      <style:paragraph-properties fo:margin-top="0.1cm" fo:margin-bottom="0cm"/>
      <style:text-properties fo:font-size="20pt" style:font-size-asian="20pt" style:font-size-complex="20pt"/>
    </style:style>
    <style:style style:name="標題及物件_5f_-outline6" style:display-name="標題及物件_-outline6" style:family="presentation" style:parent-style-name="標題及物件_5f_-outline5">
      <style:paragraph-properties fo:margin-top="0.1cm" fo:margin-bottom="0cm"/>
      <style:text-properties fo:font-size="20pt" style:font-size-asian="20pt" style:font-size-complex="20pt"/>
    </style:style>
    <style:style style:name="標題及物件_5f_-outline7" style:display-name="標題及物件_-outline7" style:family="presentation" style:parent-style-name="標題及物件_5f_-outline6">
      <style:paragraph-properties fo:margin-top="0.1cm" fo:margin-bottom="0cm"/>
      <style:text-properties fo:font-size="20pt" style:font-size-asian="20pt" style:font-size-complex="20pt"/>
    </style:style>
    <style:style style:name="標題及物件_5f_-outline8" style:display-name="標題及物件_-outline8" style:family="presentation" style:parent-style-name="標題及物件_5f_-outline7">
      <style:paragraph-properties fo:margin-top="0.1cm" fo:margin-bottom="0cm"/>
      <style:text-properties fo:font-size="20pt" style:font-size-asian="20pt" style:font-size-complex="20pt"/>
    </style:style>
    <style:style style:name="標題及物件_5f_-outline9" style:display-name="標題及物件_-outline9" style:family="presentation" style:parent-style-name="標題及物件_5f_-outline8">
      <style:paragraph-properties fo:margin-top="0.1cm" fo:margin-bottom="0cm"/>
      <style:text-properties fo:font-size="20pt" style:font-size-asian="20pt" style:font-size-complex="20pt"/>
    </style:style>
    <style:style style:name="標題及物件_5f_-subtitle" style:display-name="標題及物件_-subtitle" style:family="presentation">
      <style:graphic-properties draw:stroke="none" draw:fill="none" draw:textarea-vertical-align="middle">
        <text:list-style style:name="標題及物件_5f_-subtitle" style:display-name="標題及物件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題及物件_5f_-title" style:display-name="標題及物件_-title" style:family="presentation">
      <style:graphic-properties draw:stroke="none" draw:fill="none" draw:textarea-vertical-align="middle">
        <text:list-style style:name="標題及物件_5f_-title" style:display-name="標題及物件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8pt" fo:letter-spacing="normal" fo:font-style="normal" fo:text-shadow="none" style:text-underline-style="none" fo:font-weight="normal" style:letter-kerning="true" fo:background-color="transparent" style:font-name-asian="標楷體2" style:font-family-asian="標楷體" style:font-family-generic-asian="decorative" style:font-pitch-asian="fixed" style:font-size-asian="2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2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 style:list-style-name="ML2">
      <style:graphic-properties draw:stroke="none" svg:stroke-width="0.026cm" draw:stroke-linejoin="miter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無填入也無線條的物件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Mgr6" style:family="graphic" style:parent-style-name="standard">
      <style:graphic-properties draw:stroke="none" svg:stroke-width="0.026cm" draw:stroke-linejoin="miter" draw:fill="solid" draw:fill-color="#ff66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26cm" draw:stroke-linejoin="miter" draw:fill="gradient" draw:fill-gradient-name="Gradient_20_1" draw:textarea-vertical-align="middle" draw:auto-grow-height="false" draw:fit-to-size="false" style:shrink-to-fit="false" fo:min-height="13.932cm" fo:min-width="33.362cm" fo:padding-top="0.125cm" fo:padding-bottom="0.125cm" fo:padding-left="0.25cm" fo:padding-right="0.25cm" fo:wrap-option="no-wrap"/>
    </style:style>
    <style:style style:name="Mgr8" style:family="graphic" style:parent-style-name="standard" style:list-style-name="ML2">
      <style:graphic-properties draw:stroke="none" svg:stroke-width="0.026cm" draw:stroke-linejoin="miter" draw:fill="none" loext:fill-use-slide-background="false" draw:textarea-vertical-align="top" draw:auto-grow-height="false" draw:fit-to-size="false" style:shrink-to-fit="false" fo:min-height="1.02cm" fo:min-width="1.475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>
      <style:graphic-properties draw:stroke="none" svg:stroke-width="0.026cm" draw:stroke-linejoin="miter" draw:fill="solid" draw:fill-color="#ff6600" draw:textarea-vertical-align="middle" draw:auto-grow-height="false" draw:fit-to-size="false" style:shrink-to-fit="false" fo:min-height="0cm" fo:min-width="30.54cm" fo:padding-top="0.125cm" fo:padding-bottom="0.125cm" fo:padding-left="0.25cm" fo:padding-right="0.25cm" fo:wrap-option="no-wrap"/>
    </style:style>
    <style:style style:name="Mpr1" style:family="presentation" style:parent-style-name="標題及物件-title">
      <style:graphic-properties draw:stroke="none" svg:stroke-width="0.026cm" draw:stroke-linejoin="miter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標題及物件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標題及物件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標題及物件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標題及物件_5f_-title">
      <style:graphic-properties draw:stroke="none" svg:stroke-width="0.026cm" draw:stroke-linejoin="miter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標題及物件_5f_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標題及物件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標題及物件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size="28pt" fo:letter-spacing="normal" fo:font-style="normal" style:text-underline-style="none" fo:font-weight="normal" fo:background-color="transparent" style:font-name-asian="標楷體2" style:font-size-asian="28pt" style:language-asian="zh" style:country-asian="TW" style:font-style-asian="normal" style:font-weight-asian="normal" style:font-size-complex="28pt" style:font-style-complex="normal" style:font-weight-complex="normal"/>
    </style:style>
    <style:style style:name="MP6" style:family="paragraph">
      <style:paragraph-properties fo:margin-top="0cm" fo:margin-bottom="0cm" fo:line-height="100%" fo:text-align="center" style:writing-mode="lr-tb"/>
      <style:text-properties fo:font-size="28pt"/>
    </style:style>
    <style:style style:name="MP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ff6600"/>
      <style:paragraph-properties fo:text-align="center" style:font-independent-line-spacing="true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text-position="0% 100%" style:font-name="Times New Roman1" fo:font-size="28pt" fo:letter-spacing="normal" fo:font-style="normal" style:text-underline-style="none" fo:font-weight="normal" fo:background-color="transparent" style:font-name-asian="新細明體" style:font-size-asian="28pt" style:language-asian="zh" style:country-asian="TW" style:font-style-asian="normal" style:font-weight-asian="normal" style:font-size-complex="28pt" style:font-style-complex="normal" style:font-weight-complex="normal"/>
    </style:style>
    <style:style style:name="MP10" style:family="paragraph">
      <style:paragraph-properties fo:margin-top="0cm" fo:margin-bottom="0cm" fo:line-height="100%" fo:text-align="center" style:punctuation-wrap="hanging" style:writing-mode="lr-tb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3333cc" loext:opacity="100%" loext:theme-color="accent2" style:text-outline="false" style:text-line-through-style="none" style:text-line-through-type="none" style:text-position="0% 100%" style:font-name="Times New Roman" fo:font-size="48pt" fo:letter-spacing="normal" fo:font-style="normal" style:text-underline-style="none" fo:font-weight="bold" fo:background-color="transparent" style:font-name-asian="標楷體" style:font-size-asian="48pt" style:language-asian="zh" style:country-asian="TW" style:font-style-asian="normal" style:font-weight-asian="bold" style:font-size-complex="48pt" style:font-style-complex="normal" style:font-weight-complex="bold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2pt" fo:letter-spacing="normal" fo:font-style="normal" style:text-underline-style="none" fo:font-weight="normal" fo:background-color="transparent" style:font-name-asian="新細明體" style:font-size-asian="32pt" style:language-asian="zh" style:country-asian="TW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8pt" fo:letter-spacing="normal" fo:font-style="normal" style:text-underline-style="none" fo:font-weight="normal" fo:background-color="transparent" style:font-name-asian="新細明體" style:font-size-asian="28pt" style:language-asian="zh" style:country-asian="TW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font-style="normal" style:text-underline-style="none" fo:font-weight="normal" fo:background-color="transparent" style:font-name-asian="新細明體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normal" fo:background-color="transparent" style:font-name-asian="新細明體" style:font-size-asian="20pt" style:language-asian="zh" style:country-asian="TW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標題及物件" style:page-layout-name="PM1" draw:style-name="Mdp1">
      <loext:theme loext:name="聯傑簡報樣式 - 3386x1905">
        <loext:color-table loext:name="預設簡報設計 1">
          <loext:color loext:name="dk1" loext:color="#000000"/>
          <loext:color loext:name="lt1" loext:color="#ffffff"/>
          <loext:color loext:name="dk2" loext:color="#000000"/>
          <loext:color loext:name="lt2" loext:color="#808080"/>
          <loext:color loext:name="accent1" loext:color="#00cc99"/>
          <loext:color loext:name="accent2" loext:color="#3333cc"/>
          <loext:color loext:name="accent3" loext:color="#ffffff"/>
          <loext:color loext:name="accent4" loext:color="#000000"/>
          <loext:color loext:name="accent5" loext:color="#aae2ca"/>
          <loext:color loext:name="accent6" loext:color="#2d2db9"/>
          <loext:color loext:name="hlink" loext:color="#ccccff"/>
          <loext:color loext:name="folHlink" loext:color="#b2b2b2"/>
        </loext:color-table>
      </loext:theme>
      <draw:custom-shape draw:name="Rectangle 24" draw:style-name="Mgr3" draw:text-style-name="MP5" draw:layer="backgroundobjects" svg:width="33.861cm" svg:height="14.181cm" svg:x="0cm" svg:y="4.8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" draw:text-style-name="MP7" draw:layer="backgroundobjects" svg:width="1.974cm" svg:height="1.269cm" svg:x="31.605cm" svg:y="17.992cm">
        <text:p text:style-name="MP6"><text:span text:style-name="MT2"><text:page-number>&lt;編號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ject 22" draw:style-name="Mgr5" draw:text-style-name="MP8" draw:layer="backgroundobjects" svg:width="7.336cm" svg:height="2.116cm" svg:x="1.411cm" svg:y="0.635cm">
        <draw:object-ole draw:class-id="00000000-0000-0000-0000-000000000000" xlink:href="./Obj100" xlink:type="simple" xlink:show="embed" xlink:actuate="onLoad">
          <loext:p/>
        </draw:object-ole>
        <draw:image xlink:href="./ObjectReplacements/Obj100" xlink:type="simple" xlink:show="embed" xlink:actuate="onLoad"/>
      </draw:frame>
      <draw:custom-shape draw:name="Rectangle 23" draw:style-name="Mgr6" draw:text-style-name="MP9" draw:layer="backgroundobjects" svg:width="31.039cm" svg:height="0.211cm" svg:x="1.411cm" svg:y="3.3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標題 1" presentation:style-name="Mpr1" draw:text-style-name="MP11" draw:layer="backgroundobjects" svg:width="23.194cm" svg:height="3.174cm" svg:x="8.692cm" svg:y="0.212cm" presentation:class="title" presentation:user-transformed="true">
        <draw:text-box>
          <text:p text:style-name="MP10"><text:span text:style-name="MT3">按一下以編輯母片標題樣式</text:span></text:p>
        </draw:text-box>
      </draw:frame>
      <draw:frame draw:name="內容版面配置區 2" presentation:style-name="Mpr2" draw:text-style-name="MP16" draw:layer="backgroundobjects" svg:width="30.475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4">按一下以編輯母片文字樣式</text:span></text:p>
              <text:list>
                <text:list-item>
                  <text:p text:style-name="MP13"><text:span text:style-name="MT5">第二層</text:span></text:p>
                  <text:list>
                    <text:list-item>
                      <text:p text:style-name="MP14"><text:span text:style-name="MT6">第三層</text:span></text:p>
                      <text:list>
                        <text:list-item>
                          <text:p text:style-name="MP15"><text:span text:style-name="MT7">第四層</text:span></text:p>
                          <text:list>
                            <text:list-item>
                              <text:p text:style-name="MP15"><text:span text:style-name="MT7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標題及物件-title" draw:layer="backgroundobjects" svg:width="19.798cm" svg:height="11.136cm" svg:x="0.6cm" svg:y="2.257cm" presentation:class="page"/>
        <draw:frame presentation:style-name="標題及物件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標題及物件_5f_" style:display-name="標題及物件_" style:page-layout-name="PM1" draw:style-name="Mdp1">
      <draw:custom-shape draw:name="Rectangle 24" draw:style-name="Mgr7" draw:text-style-name="MP5" draw:layer="backgroundobjects" svg:width="33.861cm" svg:height="14.181cm" svg:x="0cm" svg:y="4.8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8" draw:text-style-name="MP7" draw:layer="backgroundobjects" svg:width="1.974cm" svg:height="1.269cm" svg:x="31.605cm" svg:y="17.992cm">
        <text:p text:style-name="MP6"><text:span text:style-name="MT2"><text:page-number>&lt;編號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ject 22" draw:style-name="Mgr5" draw:text-style-name="MP8" draw:layer="backgroundobjects" svg:width="7.336cm" svg:height="2.116cm" svg:x="1.411cm" svg:y="0.635cm">
        <draw:object-ole draw:class-id="00000000-0000-0000-0000-000000000000" xlink:href="./Object 1" xlink:type="simple" xlink:show="embed" xlink:actuate="onLoad">
          <loext:p/>
        </draw:object-ole>
        <draw:image xlink:href="./ObjectReplacements/Object 1" xlink:type="simple" xlink:show="embed" xlink:actuate="onLoad"/>
      </draw:frame>
      <draw:custom-shape draw:name="Rectangle 23" draw:style-name="Mgr9" draw:text-style-name="MP9" draw:layer="backgroundobjects" svg:width="31.039cm" svg:height="0.211cm" svg:x="1.411cm" svg:y="3.3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標題 1" presentation:style-name="Mpr5" draw:text-style-name="MP11" draw:layer="backgroundobjects" svg:width="23.194cm" svg:height="3.174cm" svg:x="8.692cm" svg:y="0.212cm" presentation:class="title" presentation:user-transformed="true">
        <draw:text-box>
          <text:p text:style-name="MP10"><text:span text:style-name="MT3">按一下以編輯母片標題樣式</text:span></text:p>
        </draw:text-box>
      </draw:frame>
      <draw:frame draw:name="內容版面配置區 2" presentation:style-name="Mpr6" draw:text-style-name="MP16" draw:layer="backgroundobjects" svg:width="30.475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4">按一下以編輯母片文字樣式</text:span></text:p>
              <text:list>
                <text:list-item>
                  <text:p text:style-name="MP13"><text:span text:style-name="MT5">第二層</text:span></text:p>
                  <text:list>
                    <text:list-item>
                      <text:p text:style-name="MP14"><text:span text:style-name="MT6">第三層</text:span></text:p>
                      <text:list>
                        <text:list-item>
                          <text:p text:style-name="MP15"><text:span text:style-name="MT7">第四層</text:span></text:p>
                          <text:list>
                            <text:list-item>
                              <text:p text:style-name="MP15"><text:span text:style-name="MT7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標題及物件_5f_-title" draw:layer="backgroundobjects" svg:width="19.798cm" svg:height="11.136cm" svg:x="0.6cm" svg:y="2.257cm" presentation:class="page"/>
        <draw:frame presentation:style-name="標題及物件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avicomPPT</dc:title>
    <meta:editing-cycles>6</meta:editing-cycles>
    <meta:creation-date>2024-07-08T15:43:53.532227266</meta:creation-date>
    <meta:editing-duration>PT1H10M21S</meta:editing-duration>
    <meta:generator>LibreOffice/7.4.7.2$Linux_X86_64 LibreOffice_project/40$Build-2</meta:generator>
    <dc:date>2024-07-08T16:54:23.291011532</dc:date>
    <meta:document-statistic meta:object-count="69"/>
    <meta:user-defined meta:name="AppVersion">12.0000</meta:user-defined>
    <meta:user-defined meta:name="Notes" meta:value-type="float">13</meta:user-defined>
    <meta:user-defined meta:name="PresentationFormat">自訂</meta:user-defined>
    <meta:user-defined meta:name="Slides" meta:value-type="float">31</meta:user-defined>
  </office:meta>
</office:document-meta>
</file>